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5_16:40:28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796027" calcext:value-type="float">
            <text:p>796027</text:p>
          </table:table-cell>
          <table:table-cell office:value-type="float" office:value="669003" calcext:value-type="float">
            <text:p>669003</text:p>
          </table:table-cell>
          <table:table-cell office:value-type="float" office:value="127024" calcext:value-type="float">
            <text:p>127024</text:p>
          </table:table-cell>
          <table:table-cell/>
          <table:table-cell office:value-type="float" office:value="77648" calcext:value-type="float">
            <text:p>77648</text:p>
          </table:table-cell>
          <table:table-cell office:value-type="float" office:value="63056" calcext:value-type="float">
            <text:p>63056</text:p>
          </table:table-cell>
          <table:table-cell office:value-type="float" office:value="14592" calcext:value-type="float">
            <text:p>14592</text:p>
          </table:table-cell>
          <table:table-cell/>
          <table:table-cell office:value-type="float" office:value="27875" calcext:value-type="float">
            <text:p>27875</text:p>
          </table:table-cell>
          <table:table-cell office:value-type="float" office:value="25321" calcext:value-type="float">
            <text:p>25321</text:p>
          </table:table-cell>
          <table:table-cell office:value-type="float" office:value="2554" calcext:value-type="float">
            <text:p>2554</text:p>
          </table:table-cell>
          <table:table-cell/>
          <table:table-cell table:formula="of:=[.M2]/([.E2]+[.I2]+[.M2])" office:value-type="percentage" office:value="0.0177151973364778" calcext:value-type="percentage">
            <text:p>1.77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821631" calcext:value-type="float">
            <text:p>821631</text:p>
          </table:table-cell>
          <table:table-cell office:value-type="float" office:value="689251" calcext:value-type="float">
            <text:p>689251</text:p>
          </table:table-cell>
          <table:table-cell office:value-type="float" office:value="132380" calcext:value-type="float">
            <text:p>132380</text:p>
          </table:table-cell>
          <table:table-cell/>
          <table:table-cell office:value-type="float" office:value="60437" calcext:value-type="float">
            <text:p>60437</text:p>
          </table:table-cell>
          <table:table-cell office:value-type="float" office:value="49376" calcext:value-type="float">
            <text:p>49376</text:p>
          </table:table-cell>
          <table:table-cell office:value-type="float" office:value="11061" calcext:value-type="float">
            <text:p>11061</text:p>
          </table:table-cell>
          <table:table-cell/>
          <table:table-cell office:value-type="float" office:value="23435" calcext:value-type="float">
            <text:p>23435</text:p>
          </table:table-cell>
          <table:table-cell office:value-type="float" office:value="20766" calcext:value-type="float">
            <text:p>20766</text:p>
          </table:table-cell>
          <table:table-cell office:value-type="float" office:value="2669" calcext:value-type="float">
            <text:p>2669</text:p>
          </table:table-cell>
          <table:table-cell/>
          <table:table-cell table:formula="of:=[.M3]/([.E3]+[.I3]+[.M3])" office:value-type="percentage" office:value="0.0182670590650879" calcext:value-type="percentage">
            <text:p>1.83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685516" calcext:value-type="float">
            <text:p>685516</text:p>
          </table:table-cell>
          <table:table-cell office:value-type="float" office:value="576151" calcext:value-type="float">
            <text:p>576151</text:p>
          </table:table-cell>
          <table:table-cell office:value-type="float" office:value="109365" calcext:value-type="float">
            <text:p>109365</text:p>
          </table:table-cell>
          <table:table-cell/>
          <table:table-cell office:value-type="float" office:value="67833" calcext:value-type="float">
            <text:p>67833</text:p>
          </table:table-cell>
          <table:table-cell office:value-type="float" office:value="55192" calcext:value-type="float">
            <text:p>55192</text:p>
          </table:table-cell>
          <table:table-cell office:value-type="float" office:value="12641" calcext:value-type="float">
            <text:p>12641</text:p>
          </table:table-cell>
          <table:table-cell/>
          <table:table-cell office:value-type="float" office:value="91783" calcext:value-type="float">
            <text:p>91783</text:p>
          </table:table-cell>
          <table:table-cell office:value-type="float" office:value="78753" calcext:value-type="float">
            <text:p>78753</text:p>
          </table:table-cell>
          <table:table-cell office:value-type="float" office:value="13030" calcext:value-type="float">
            <text:p>13030</text:p>
          </table:table-cell>
          <table:table-cell/>
          <table:table-cell table:formula="of:=[.M4]/([.E4]+[.I4]+[.M4])" office:value-type="percentage" office:value="0.0964927871086229" calcext:value-type="percentage">
            <text:p>9.65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730644" calcext:value-type="float">
            <text:p>730644</text:p>
          </table:table-cell>
          <table:table-cell office:value-type="float" office:value="609903" calcext:value-type="float">
            <text:p>609903</text:p>
          </table:table-cell>
          <table:table-cell office:value-type="float" office:value="120741" calcext:value-type="float">
            <text:p>120741</text:p>
          </table:table-cell>
          <table:table-cell/>
          <table:table-cell office:value-type="float" office:value="110336" calcext:value-type="float">
            <text:p>110336</text:p>
          </table:table-cell>
          <table:table-cell office:value-type="float" office:value="90720" calcext:value-type="float">
            <text:p>90720</text:p>
          </table:table-cell>
          <table:table-cell office:value-type="float" office:value="19616" calcext:value-type="float">
            <text:p>19616</text:p>
          </table:table-cell>
          <table:table-cell/>
          <table:table-cell office:value-type="float" office:value="43353" calcext:value-type="float">
            <text:p>43353</text:p>
          </table:table-cell>
          <table:table-cell office:value-type="float" office:value="39857" calcext:value-type="float">
            <text:p>39857</text:p>
          </table:table-cell>
          <table:table-cell office:value-type="float" office:value="3496" calcext:value-type="float">
            <text:p>3496</text:p>
          </table:table-cell>
          <table:table-cell/>
          <table:table-cell table:formula="of:=[.M5]/([.E5]+[.I5]+[.M5])" office:value-type="percentage" office:value="0.024302586668335" calcext:value-type="percentage">
            <text:p>2.43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825786" calcext:value-type="float">
            <text:p>825786</text:p>
          </table:table-cell>
          <table:table-cell office:value-type="float" office:value="692863" calcext:value-type="float">
            <text:p>692863</text:p>
          </table:table-cell>
          <table:table-cell office:value-type="float" office:value="132923" calcext:value-type="float">
            <text:p>132923</text:p>
          </table:table-cell>
          <table:table-cell/>
          <table:table-cell office:value-type="float" office:value="58135" calcext:value-type="float">
            <text:p>58135</text:p>
          </table:table-cell>
          <table:table-cell office:value-type="float" office:value="47656" calcext:value-type="float">
            <text:p>47656</text:p>
          </table:table-cell>
          <table:table-cell office:value-type="float" office:value="10479" calcext:value-type="float">
            <text:p>10479</text:p>
          </table:table-cell>
          <table:table-cell/>
          <table:table-cell office:value-type="float" office:value="22463" calcext:value-type="float">
            <text:p>22463</text:p>
          </table:table-cell>
          <table:table-cell office:value-type="float" office:value="20027" calcext:value-type="float">
            <text:p>20027</text:p>
          </table:table-cell>
          <table:table-cell office:value-type="float" office:value="2436" calcext:value-type="float">
            <text:p>2436</text:p>
          </table:table-cell>
          <table:table-cell/>
          <table:table-cell table:formula="of:=[.M6]/([.E6]+[.I6]+[.M6])" office:value-type="percentage" office:value="0.0167034654891043" calcext:value-type="percentage">
            <text:p>1.67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743212" calcext:value-type="float">
            <text:p>743212</text:p>
          </table:table-cell>
          <table:table-cell office:value-type="float" office:value="623452" calcext:value-type="float">
            <text:p>623452</text:p>
          </table:table-cell>
          <table:table-cell office:value-type="float" office:value="119760" calcext:value-type="float">
            <text:p>119760</text:p>
          </table:table-cell>
          <table:table-cell/>
          <table:table-cell office:value-type="float" office:value="71964" calcext:value-type="float">
            <text:p>71964</text:p>
          </table:table-cell>
          <table:table-cell office:value-type="float" office:value="58639" calcext:value-type="float">
            <text:p>58639</text:p>
          </table:table-cell>
          <table:table-cell office:value-type="float" office:value="13325" calcext:value-type="float">
            <text:p>13325</text:p>
          </table:table-cell>
          <table:table-cell/>
          <table:table-cell office:value-type="float" office:value="56676" calcext:value-type="float">
            <text:p>56676</text:p>
          </table:table-cell>
          <table:table-cell office:value-type="float" office:value="49185" calcext:value-type="float">
            <text:p>49185</text:p>
          </table:table-cell>
          <table:table-cell office:value-type="float" office:value="7491" calcext:value-type="float">
            <text:p>7491</text:p>
          </table:table-cell>
          <table:table-cell/>
          <table:table-cell table:formula="of:=[.M7]/([.E7]+[.I7]+[.M7])" office:value-type="percentage" office:value="0.0532879012064648" calcext:value-type="percentage">
            <text:p>5.33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675515" calcext:value-type="float">
            <text:p>675515</text:p>
          </table:table-cell>
          <table:table-cell office:value-type="float" office:value="561343" calcext:value-type="float">
            <text:p>561343</text:p>
          </table:table-cell>
          <table:table-cell office:value-type="float" office:value="114172" calcext:value-type="float">
            <text:p>114172</text:p>
          </table:table-cell>
          <table:table-cell/>
          <table:table-cell office:value-type="float" office:value="94242" calcext:value-type="float">
            <text:p>94242</text:p>
          </table:table-cell>
          <table:table-cell office:value-type="float" office:value="76744" calcext:value-type="float">
            <text:p>76744</text:p>
          </table:table-cell>
          <table:table-cell office:value-type="float" office:value="17498" calcext:value-type="float">
            <text:p>17498</text:p>
          </table:table-cell>
          <table:table-cell/>
          <table:table-cell office:value-type="float" office:value="81380" calcext:value-type="float">
            <text:p>81380</text:p>
          </table:table-cell>
          <table:table-cell office:value-type="float" office:value="72609" calcext:value-type="float">
            <text:p>72609</text:p>
          </table:table-cell>
          <table:table-cell office:value-type="float" office:value="8771" calcext:value-type="float">
            <text:p>8771</text:p>
          </table:table-cell>
          <table:table-cell/>
          <table:table-cell table:formula="of:=[.M8]/([.E8]+[.I8]+[.M8])" office:value-type="percentage" office:value="0.0624532721925933" calcext:value-type="percentage">
            <text:p>6.25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682326" calcext:value-type="float">
            <text:p>682326</text:p>
          </table:table-cell>
          <table:table-cell office:value-type="float" office:value="572918" calcext:value-type="float">
            <text:p>572918</text:p>
          </table:table-cell>
          <table:table-cell office:value-type="float" office:value="109408" calcext:value-type="float">
            <text:p>109408</text:p>
          </table:table-cell>
          <table:table-cell/>
          <table:table-cell office:value-type="float" office:value="73088" calcext:value-type="float">
            <text:p>73088</text:p>
          </table:table-cell>
          <table:table-cell office:value-type="float" office:value="58912" calcext:value-type="float">
            <text:p>58912</text:p>
          </table:table-cell>
          <table:table-cell office:value-type="float" office:value="14176" calcext:value-type="float">
            <text:p>14176</text:p>
          </table:table-cell>
          <table:table-cell/>
          <table:table-cell office:value-type="float" office:value="90006" calcext:value-type="float">
            <text:p>90006</text:p>
          </table:table-cell>
          <table:table-cell office:value-type="float" office:value="77602" calcext:value-type="float">
            <text:p>77602</text:p>
          </table:table-cell>
          <table:table-cell office:value-type="float" office:value="12404" calcext:value-type="float">
            <text:p>12404</text:p>
          </table:table-cell>
          <table:table-cell/>
          <table:table-cell table:formula="of:=[.M9]/([.E9]+[.I9]+[.M9])" office:value-type="percentage" office:value="0.0912139306409389" calcext:value-type="percentage">
            <text:p>9.12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753032" calcext:value-type="float">
            <text:p>753032</text:p>
          </table:table-cell>
          <table:table-cell office:value-type="float" office:value="631317" calcext:value-type="float">
            <text:p>631317</text:p>
          </table:table-cell>
          <table:table-cell office:value-type="float" office:value="121715" calcext:value-type="float">
            <text:p>121715</text:p>
          </table:table-cell>
          <table:table-cell/>
          <table:table-cell office:value-type="float" office:value="64364" calcext:value-type="float">
            <text:p>64364</text:p>
          </table:table-cell>
          <table:table-cell office:value-type="float" office:value="52522" calcext:value-type="float">
            <text:p>52522</text:p>
          </table:table-cell>
          <table:table-cell office:value-type="float" office:value="11842" calcext:value-type="float">
            <text:p>11842</text:p>
          </table:table-cell>
          <table:table-cell/>
          <table:table-cell office:value-type="float" office:value="57803" calcext:value-type="float">
            <text:p>57803</text:p>
          </table:table-cell>
          <table:table-cell office:value-type="float" office:value="50393" calcext:value-type="float">
            <text:p>50393</text:p>
          </table:table-cell>
          <table:table-cell office:value-type="float" office:value="7410" calcext:value-type="float">
            <text:p>7410</text:p>
          </table:table-cell>
          <table:table-cell/>
          <table:table-cell table:formula="of:=[.M10]/([.E10]+[.I10]+[.M10])" office:value-type="percentage" office:value="0.0525654940517994" calcext:value-type="percentage">
            <text:p>5.26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718484" calcext:value-type="float">
            <text:p>718484</text:p>
          </table:table-cell>
          <table:table-cell office:value-type="float" office:value="599294" calcext:value-type="float">
            <text:p>599294</text:p>
          </table:table-cell>
          <table:table-cell office:value-type="float" office:value="119190" calcext:value-type="float">
            <text:p>119190</text:p>
          </table:table-cell>
          <table:table-cell/>
          <table:table-cell office:value-type="float" office:value="125837" calcext:value-type="float">
            <text:p>125837</text:p>
          </table:table-cell>
          <table:table-cell office:value-type="float" office:value="105967" calcext:value-type="float">
            <text:p>105967</text:p>
          </table:table-cell>
          <table:table-cell office:value-type="float" office:value="19870" calcext:value-type="float">
            <text:p>19870</text:p>
          </table:table-cell>
          <table:table-cell/>
          <table:table-cell office:value-type="float" office:value="40045" calcext:value-type="float">
            <text:p>40045</text:p>
          </table:table-cell>
          <table:table-cell office:value-type="float" office:value="36044" calcext:value-type="float">
            <text:p>36044</text:p>
          </table:table-cell>
          <table:table-cell office:value-type="float" office:value="4001" calcext:value-type="float">
            <text:p>4001</text:p>
          </table:table-cell>
          <table:table-cell/>
          <table:table-cell table:formula="of:=[.M11]/([.E11]+[.I11]+[.M11])" office:value-type="percentage" office:value="0.0279670909611984" calcext:value-type="percentage">
            <text:p>2.80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661355" calcext:value-type="float">
            <text:p>661355</text:p>
          </table:table-cell>
          <table:table-cell office:value-type="float" office:value="552362" calcext:value-type="float">
            <text:p>552362</text:p>
          </table:table-cell>
          <table:table-cell office:value-type="float" office:value="108993" calcext:value-type="float">
            <text:p>108993</text:p>
          </table:table-cell>
          <table:table-cell/>
          <table:table-cell office:value-type="float" office:value="111674" calcext:value-type="float">
            <text:p>111674</text:p>
          </table:table-cell>
          <table:table-cell office:value-type="float" office:value="91116" calcext:value-type="float">
            <text:p>91116</text:p>
          </table:table-cell>
          <table:table-cell office:value-type="float" office:value="20558" calcext:value-type="float">
            <text:p>20558</text:p>
          </table:table-cell>
          <table:table-cell/>
          <table:table-cell office:value-type="float" office:value="79239" calcext:value-type="float">
            <text:p>79239</text:p>
          </table:table-cell>
          <table:table-cell office:value-type="float" office:value="70381" calcext:value-type="float">
            <text:p>70381</text:p>
          </table:table-cell>
          <table:table-cell office:value-type="float" office:value="8858" calcext:value-type="float">
            <text:p>8858</text:p>
          </table:table-cell>
          <table:table-cell/>
          <table:table-cell table:formula="of:=[.M12]/([.E12]+[.I12]+[.M12])" office:value-type="percentage" office:value="0.0639987284063898" calcext:value-type="percentage">
            <text:p>6.40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799253" calcext:value-type="float">
            <text:p>799253</text:p>
          </table:table-cell>
          <table:table-cell office:value-type="float" office:value="672411" calcext:value-type="float">
            <text:p>672411</text:p>
          </table:table-cell>
          <table:table-cell office:value-type="float" office:value="126842" calcext:value-type="float">
            <text:p>126842</text:p>
          </table:table-cell>
          <table:table-cell/>
          <table:table-cell office:value-type="float" office:value="84398" calcext:value-type="float">
            <text:p>84398</text:p>
          </table:table-cell>
          <table:table-cell office:value-type="float" office:value="69117" calcext:value-type="float">
            <text:p>69117</text:p>
          </table:table-cell>
          <table:table-cell office:value-type="float" office:value="15281" calcext:value-type="float">
            <text:p>15281</text:p>
          </table:table-cell>
          <table:table-cell/>
          <table:table-cell office:value-type="float" office:value="24127" calcext:value-type="float">
            <text:p>24127</text:p>
          </table:table-cell>
          <table:table-cell office:value-type="float" office:value="21517" calcext:value-type="float">
            <text:p>21517</text:p>
          </table:table-cell>
          <table:table-cell office:value-type="float" office:value="2610" calcext:value-type="float">
            <text:p>2610</text:p>
          </table:table-cell>
          <table:table-cell/>
          <table:table-cell table:formula="of:=[.M13]/([.E13]+[.I13]+[.M13])" office:value-type="percentage" office:value="0.0180332059723767" calcext:value-type="percentage">
            <text:p>1.80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819397" calcext:value-type="float">
            <text:p>819397</text:p>
          </table:table-cell>
          <table:table-cell office:value-type="float" office:value="688340" calcext:value-type="float">
            <text:p>688340</text:p>
          </table:table-cell>
          <table:table-cell office:value-type="float" office:value="131057" calcext:value-type="float">
            <text:p>131057</text:p>
          </table:table-cell>
          <table:table-cell/>
          <table:table-cell office:value-type="float" office:value="64174" calcext:value-type="float">
            <text:p>64174</text:p>
          </table:table-cell>
          <table:table-cell office:value-type="float" office:value="53075" calcext:value-type="float">
            <text:p>53075</text:p>
          </table:table-cell>
          <table:table-cell office:value-type="float" office:value="11099" calcext:value-type="float">
            <text:p>11099</text:p>
          </table:table-cell>
          <table:table-cell/>
          <table:table-cell office:value-type="float" office:value="23941" calcext:value-type="float">
            <text:p>23941</text:p>
          </table:table-cell>
          <table:table-cell office:value-type="float" office:value="21463" calcext:value-type="float">
            <text:p>21463</text:p>
          </table:table-cell>
          <table:table-cell office:value-type="float" office:value="2478" calcext:value-type="float">
            <text:p>2478</text:p>
          </table:table-cell>
          <table:table-cell/>
          <table:table-cell table:formula="of:=[.M14]/([.E14]+[.I14]+[.M14])" office:value-type="percentage" office:value="0.0171329009776401" calcext:value-type="percentage">
            <text:p>1.71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659323" calcext:value-type="float">
            <text:p>659323</text:p>
          </table:table-cell>
          <table:table-cell office:value-type="float" office:value="554866" calcext:value-type="float">
            <text:p>554866</text:p>
          </table:table-cell>
          <table:table-cell office:value-type="float" office:value="104457" calcext:value-type="float">
            <text:p>104457</text:p>
          </table:table-cell>
          <table:table-cell/>
          <table:table-cell office:value-type="float" office:value="99326" calcext:value-type="float">
            <text:p>99326</text:p>
          </table:table-cell>
          <table:table-cell office:value-type="float" office:value="79688" calcext:value-type="float">
            <text:p>79688</text:p>
          </table:table-cell>
          <table:table-cell office:value-type="float" office:value="19638" calcext:value-type="float">
            <text:p>19638</text:p>
          </table:table-cell>
          <table:table-cell/>
          <table:table-cell office:value-type="float" office:value="88588" calcext:value-type="float">
            <text:p>88588</text:p>
          </table:table-cell>
          <table:table-cell office:value-type="float" office:value="76191" calcext:value-type="float">
            <text:p>76191</text:p>
          </table:table-cell>
          <table:table-cell office:value-type="float" office:value="12397" calcext:value-type="float">
            <text:p>12397</text:p>
          </table:table-cell>
          <table:table-cell/>
          <table:table-cell table:formula="of:=[.M15]/([.E15]+[.I15]+[.M15])" office:value-type="percentage" office:value="0.0908258359464291" calcext:value-type="percentage">
            <text:p>9.08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703997" calcext:value-type="float">
            <text:p>703997</text:p>
          </table:table-cell>
          <table:table-cell office:value-type="float" office:value="591678" calcext:value-type="float">
            <text:p>591678</text:p>
          </table:table-cell>
          <table:table-cell office:value-type="float" office:value="112319" calcext:value-type="float">
            <text:p>112319</text:p>
          </table:table-cell>
          <table:table-cell/>
          <table:table-cell office:value-type="float" office:value="99841" calcext:value-type="float">
            <text:p>99841</text:p>
          </table:table-cell>
          <table:table-cell office:value-type="float" office:value="82295" calcext:value-type="float">
            <text:p>82295</text:p>
          </table:table-cell>
          <table:table-cell office:value-type="float" office:value="17546" calcext:value-type="float">
            <text:p>17546</text:p>
          </table:table-cell>
          <table:table-cell/>
          <table:table-cell office:value-type="float" office:value="63573" calcext:value-type="float">
            <text:p>63573</text:p>
          </table:table-cell>
          <table:table-cell office:value-type="float" office:value="54677" calcext:value-type="float">
            <text:p>54677</text:p>
          </table:table-cell>
          <table:table-cell office:value-type="float" office:value="8896" calcext:value-type="float">
            <text:p>8896</text:p>
          </table:table-cell>
          <table:table-cell/>
          <table:table-cell table:formula="of:=[.M16]/([.E16]+[.I16]+[.M16])" office:value-type="percentage" office:value="0.0641102327022723" calcext:value-type="percentage">
            <text:p>6.41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743126" calcext:value-type="float">
            <text:p>743126</text:p>
          </table:table-cell>
          <table:table-cell office:value-type="float" office:value="622559" calcext:value-type="float">
            <text:p>622559</text:p>
          </table:table-cell>
          <table:table-cell office:value-type="float" office:value="120567" calcext:value-type="float">
            <text:p>120567</text:p>
          </table:table-cell>
          <table:table-cell/>
          <table:table-cell office:value-type="float" office:value="73555" calcext:value-type="float">
            <text:p>73555</text:p>
          </table:table-cell>
          <table:table-cell office:value-type="float" office:value="59170" calcext:value-type="float">
            <text:p>59170</text:p>
          </table:table-cell>
          <table:table-cell office:value-type="float" office:value="14385" calcext:value-type="float">
            <text:p>14385</text:p>
          </table:table-cell>
          <table:table-cell/>
          <table:table-cell office:value-type="float" office:value="52768" calcext:value-type="float">
            <text:p>52768</text:p>
          </table:table-cell>
          <table:table-cell office:value-type="float" office:value="46985" calcext:value-type="float">
            <text:p>46985</text:p>
          </table:table-cell>
          <table:table-cell office:value-type="float" office:value="5783" calcext:value-type="float">
            <text:p>5783</text:p>
          </table:table-cell>
          <table:table-cell/>
          <table:table-cell table:formula="of:=[.M17]/([.E17]+[.I17]+[.M17])" office:value-type="percentage" office:value="0.041091412939212" calcext:value-type="percentage">
            <text:p>4.11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816497" calcext:value-type="float">
            <text:p>816497</text:p>
          </table:table-cell>
          <table:table-cell office:value-type="float" office:value="684765" calcext:value-type="float">
            <text:p>684765</text:p>
          </table:table-cell>
          <table:table-cell office:value-type="float" office:value="131732" calcext:value-type="float">
            <text:p>131732</text:p>
          </table:table-cell>
          <table:table-cell/>
          <table:table-cell office:value-type="float" office:value="63209" calcext:value-type="float">
            <text:p>63209</text:p>
          </table:table-cell>
          <table:table-cell office:value-type="float" office:value="51768" calcext:value-type="float">
            <text:p>51768</text:p>
          </table:table-cell>
          <table:table-cell office:value-type="float" office:value="11441" calcext:value-type="float">
            <text:p>11441</text:p>
          </table:table-cell>
          <table:table-cell/>
          <table:table-cell office:value-type="float" office:value="24240" calcext:value-type="float">
            <text:p>24240</text:p>
          </table:table-cell>
          <table:table-cell office:value-type="float" office:value="21642" calcext:value-type="float">
            <text:p>21642</text:p>
          </table:table-cell>
          <table:table-cell office:value-type="float" office:value="2598" calcext:value-type="float">
            <text:p>2598</text:p>
          </table:table-cell>
          <table:table-cell/>
          <table:table-cell table:formula="of:=[.M18]/([.E18]+[.I18]+[.M18])" office:value-type="percentage" office:value="0.0178224749778763" calcext:value-type="percentage">
            <text:p>1.78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740320" calcext:value-type="float">
            <text:p>740320</text:p>
          </table:table-cell>
          <table:table-cell office:value-type="float" office:value="620749" calcext:value-type="float">
            <text:p>620749</text:p>
          </table:table-cell>
          <table:table-cell office:value-type="float" office:value="119571" calcext:value-type="float">
            <text:p>119571</text:p>
          </table:table-cell>
          <table:table-cell/>
          <table:table-cell office:value-type="float" office:value="77890" calcext:value-type="float">
            <text:p>77890</text:p>
          </table:table-cell>
          <table:table-cell office:value-type="float" office:value="63075" calcext:value-type="float">
            <text:p>63075</text:p>
          </table:table-cell>
          <table:table-cell office:value-type="float" office:value="14815" calcext:value-type="float">
            <text:p>14815</text:p>
          </table:table-cell>
          <table:table-cell/>
          <table:table-cell office:value-type="float" office:value="53434" calcext:value-type="float">
            <text:p>53434</text:p>
          </table:table-cell>
          <table:table-cell office:value-type="float" office:value="47359" calcext:value-type="float">
            <text:p>47359</text:p>
          </table:table-cell>
          <table:table-cell office:value-type="float" office:value="6075" calcext:value-type="float">
            <text:p>6075</text:p>
          </table:table-cell>
          <table:table-cell/>
          <table:table-cell table:formula="of:=[.M19]/([.E19]+[.I19]+[.M19])" office:value-type="percentage" office:value="0.0432504396238102" calcext:value-type="percentage">
            <text:p>4.33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783360" calcext:value-type="float">
            <text:p>783360</text:p>
          </table:table-cell>
          <table:table-cell office:value-type="float" office:value="658499" calcext:value-type="float">
            <text:p>658499</text:p>
          </table:table-cell>
          <table:table-cell office:value-type="float" office:value="124861" calcext:value-type="float">
            <text:p>124861</text:p>
          </table:table-cell>
          <table:table-cell/>
          <table:table-cell office:value-type="float" office:value="97469" calcext:value-type="float">
            <text:p>97469</text:p>
          </table:table-cell>
          <table:table-cell office:value-type="float" office:value="79649" calcext:value-type="float">
            <text:p>79649</text:p>
          </table:table-cell>
          <table:table-cell office:value-type="float" office:value="17820" calcext:value-type="float">
            <text:p>17820</text:p>
          </table:table-cell>
          <table:table-cell/>
          <table:table-cell office:value-type="float" office:value="23052" calcext:value-type="float">
            <text:p>23052</text:p>
          </table:table-cell>
          <table:table-cell office:value-type="float" office:value="20722" calcext:value-type="float">
            <text:p>20722</text:p>
          </table:table-cell>
          <table:table-cell office:value-type="float" office:value="2330" calcext:value-type="float">
            <text:p>2330</text:p>
          </table:table-cell>
          <table:table-cell/>
          <table:table-cell table:formula="of:=[.M20]/([.E20]+[.I20]+[.M20])" office:value-type="percentage" office:value="0.0160677465847418" calcext:value-type="percentage">
            <text:p>1.61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832160" calcext:value-type="float">
            <text:p>832160</text:p>
          </table:table-cell>
          <table:table-cell office:value-type="float" office:value="698009" calcext:value-type="float">
            <text:p>698009</text:p>
          </table:table-cell>
          <table:table-cell office:value-type="float" office:value="134151" calcext:value-type="float">
            <text:p>134151</text:p>
          </table:table-cell>
          <table:table-cell/>
          <table:table-cell office:value-type="float" office:value="51647" calcext:value-type="float">
            <text:p>51647</text:p>
          </table:table-cell>
          <table:table-cell office:value-type="float" office:value="42492" calcext:value-type="float">
            <text:p>42492</text:p>
          </table:table-cell>
          <table:table-cell office:value-type="float" office:value="9155" calcext:value-type="float">
            <text:p>9155</text:p>
          </table:table-cell>
          <table:table-cell/>
          <table:table-cell office:value-type="float" office:value="21380" calcext:value-type="float">
            <text:p>21380</text:p>
          </table:table-cell>
          <table:table-cell office:value-type="float" office:value="19073" calcext:value-type="float">
            <text:p>19073</text:p>
          </table:table-cell>
          <table:table-cell office:value-type="float" office:value="2307" calcext:value-type="float">
            <text:p>2307</text:p>
          </table:table-cell>
          <table:table-cell/>
          <table:table-cell table:formula="of:=[.M21]/([.E21]+[.I21]+[.M21])" office:value-type="percentage" office:value="0.0158433656335629" calcext:value-type="percentage">
            <text:p>1.58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817010" calcext:value-type="float">
            <text:p>817010</text:p>
          </table:table-cell>
          <table:table-cell office:value-type="float" office:value="684473" calcext:value-type="float">
            <text:p>684473</text:p>
          </table:table-cell>
          <table:table-cell office:value-type="float" office:value="132537" calcext:value-type="float">
            <text:p>132537</text:p>
          </table:table-cell>
          <table:table-cell/>
          <table:table-cell office:value-type="float" office:value="60115" calcext:value-type="float">
            <text:p>60115</text:p>
          </table:table-cell>
          <table:table-cell office:value-type="float" office:value="49640" calcext:value-type="float">
            <text:p>49640</text:p>
          </table:table-cell>
          <table:table-cell office:value-type="float" office:value="10475" calcext:value-type="float">
            <text:p>10475</text:p>
          </table:table-cell>
          <table:table-cell/>
          <table:table-cell office:value-type="float" office:value="24482" calcext:value-type="float">
            <text:p>24482</text:p>
          </table:table-cell>
          <table:table-cell office:value-type="float" office:value="22010" calcext:value-type="float">
            <text:p>22010</text:p>
          </table:table-cell>
          <table:table-cell office:value-type="float" office:value="2472" calcext:value-type="float">
            <text:p>2472</text:p>
          </table:table-cell>
          <table:table-cell/>
          <table:table-cell table:formula="of:=[.M22]/([.E22]+[.I22]+[.M22])" office:value-type="percentage" office:value="0.0169915592092601" calcext:value-type="percentage">
            <text:p>1.70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601550" calcext:value-type="float">
            <text:p>601550</text:p>
          </table:table-cell>
          <table:table-cell office:value-type="float" office:value="503709" calcext:value-type="float">
            <text:p>503709</text:p>
          </table:table-cell>
          <table:table-cell office:value-type="float" office:value="97841" calcext:value-type="float">
            <text:p>97841</text:p>
          </table:table-cell>
          <table:table-cell/>
          <table:table-cell office:value-type="float" office:value="107926" calcext:value-type="float">
            <text:p>107926</text:p>
          </table:table-cell>
          <table:table-cell office:value-type="float" office:value="84570" calcext:value-type="float">
            <text:p>84570</text:p>
          </table:table-cell>
          <table:table-cell office:value-type="float" office:value="23356" calcext:value-type="float">
            <text:p>23356</text:p>
          </table:table-cell>
          <table:table-cell/>
          <table:table-cell office:value-type="float" office:value="116669" calcext:value-type="float">
            <text:p>116669</text:p>
          </table:table-cell>
          <table:table-cell office:value-type="float" office:value="103659" calcext:value-type="float">
            <text:p>103659</text:p>
          </table:table-cell>
          <table:table-cell office:value-type="float" office:value="13010" calcext:value-type="float">
            <text:p>13010</text:p>
          </table:table-cell>
          <table:table-cell/>
          <table:table-cell table:formula="of:=[.M23]/([.E23]+[.I23]+[.M23])" office:value-type="percentage" office:value="0.0969398019477375" calcext:value-type="percentage">
            <text:p>9.69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816443" calcext:value-type="float">
            <text:p>816443</text:p>
          </table:table-cell>
          <table:table-cell office:value-type="float" office:value="682873" calcext:value-type="float">
            <text:p>682873</text:p>
          </table:table-cell>
          <table:table-cell office:value-type="float" office:value="133570" calcext:value-type="float">
            <text:p>133570</text:p>
          </table:table-cell>
          <table:table-cell/>
          <table:table-cell office:value-type="float" office:value="61364" calcext:value-type="float">
            <text:p>61364</text:p>
          </table:table-cell>
          <table:table-cell office:value-type="float" office:value="51654" calcext:value-type="float">
            <text:p>51654</text:p>
          </table:table-cell>
          <table:table-cell office:value-type="float" office:value="9710" calcext:value-type="float">
            <text:p>9710</text:p>
          </table:table-cell>
          <table:table-cell/>
          <table:table-cell office:value-type="float" office:value="23574" calcext:value-type="float">
            <text:p>23574</text:p>
          </table:table-cell>
          <table:table-cell office:value-type="float" office:value="21191" calcext:value-type="float">
            <text:p>21191</text:p>
          </table:table-cell>
          <table:table-cell office:value-type="float" office:value="2383" calcext:value-type="float">
            <text:p>2383</text:p>
          </table:table-cell>
          <table:table-cell/>
          <table:table-cell table:formula="of:=[.M24]/([.E24]+[.I24]+[.M24])" office:value-type="percentage" office:value="0.0163596795342675" calcext:value-type="percentage">
            <text:p>1.64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808274" calcext:value-type="float">
            <text:p>808274</text:p>
          </table:table-cell>
          <table:table-cell office:value-type="float" office:value="675542" calcext:value-type="float">
            <text:p>675542</text:p>
          </table:table-cell>
          <table:table-cell office:value-type="float" office:value="132732" calcext:value-type="float">
            <text:p>132732</text:p>
          </table:table-cell>
          <table:table-cell/>
          <table:table-cell office:value-type="float" office:value="70458" calcext:value-type="float">
            <text:p>70458</text:p>
          </table:table-cell>
          <table:table-cell office:value-type="float" office:value="60033" calcext:value-type="float">
            <text:p>60033</text:p>
          </table:table-cell>
          <table:table-cell office:value-type="float" office:value="10425" calcext:value-type="float">
            <text:p>10425</text:p>
          </table:table-cell>
          <table:table-cell/>
          <table:table-cell office:value-type="float" office:value="23280" calcext:value-type="float">
            <text:p>23280</text:p>
          </table:table-cell>
          <table:table-cell office:value-type="float" office:value="20813" calcext:value-type="float">
            <text:p>20813</text:p>
          </table:table-cell>
          <table:table-cell office:value-type="float" office:value="2467" calcext:value-type="float">
            <text:p>2467</text:p>
          </table:table-cell>
          <table:table-cell/>
          <table:table-cell table:formula="of:=[.M25]/([.E25]+[.I25]+[.M25])" office:value-type="percentage" office:value="0.0169408888644729" calcext:value-type="percentage">
            <text:p>1.69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820091" calcext:value-type="float">
            <text:p>820091</text:p>
          </table:table-cell>
          <table:table-cell office:value-type="float" office:value="687988" calcext:value-type="float">
            <text:p>687988</text:p>
          </table:table-cell>
          <table:table-cell office:value-type="float" office:value="132103" calcext:value-type="float">
            <text:p>132103</text:p>
          </table:table-cell>
          <table:table-cell/>
          <table:table-cell office:value-type="float" office:value="60529" calcext:value-type="float">
            <text:p>60529</text:p>
          </table:table-cell>
          <table:table-cell office:value-type="float" office:value="49323" calcext:value-type="float">
            <text:p>49323</text:p>
          </table:table-cell>
          <table:table-cell office:value-type="float" office:value="11206" calcext:value-type="float">
            <text:p>11206</text:p>
          </table:table-cell>
          <table:table-cell/>
          <table:table-cell office:value-type="float" office:value="23299" calcext:value-type="float">
            <text:p>23299</text:p>
          </table:table-cell>
          <table:table-cell office:value-type="float" office:value="20759" calcext:value-type="float">
            <text:p>20759</text:p>
          </table:table-cell>
          <table:table-cell office:value-type="float" office:value="2540" calcext:value-type="float">
            <text:p>2540</text:p>
          </table:table-cell>
          <table:table-cell/>
          <table:table-cell table:formula="of:=[.M26]/([.E26]+[.I26]+[.M26])" office:value-type="percentage" office:value="0.0174152719593552" calcext:value-type="percentage">
            <text:p>1.74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802273" calcext:value-type="float">
            <text:p>802273</text:p>
          </table:table-cell>
          <table:table-cell office:value-type="float" office:value="673567" calcext:value-type="float">
            <text:p>673567</text:p>
          </table:table-cell>
          <table:table-cell office:value-type="float" office:value="128706" calcext:value-type="float">
            <text:p>128706</text:p>
          </table:table-cell>
          <table:table-cell/>
          <table:table-cell office:value-type="float" office:value="74295" calcext:value-type="float">
            <text:p>74295</text:p>
          </table:table-cell>
          <table:table-cell office:value-type="float" office:value="60527" calcext:value-type="float">
            <text:p>60527</text:p>
          </table:table-cell>
          <table:table-cell office:value-type="float" office:value="13768" calcext:value-type="float">
            <text:p>13768</text:p>
          </table:table-cell>
          <table:table-cell/>
          <table:table-cell office:value-type="float" office:value="26102" calcext:value-type="float">
            <text:p>26102</text:p>
          </table:table-cell>
          <table:table-cell office:value-type="float" office:value="23617" calcext:value-type="float">
            <text:p>23617</text:p>
          </table:table-cell>
          <table:table-cell office:value-type="float" office:value="2485" calcext:value-type="float">
            <text:p>2485</text:p>
          </table:table-cell>
          <table:table-cell/>
          <table:table-cell table:formula="of:=[.M27]/([.E27]+[.I27]+[.M27])" office:value-type="percentage" office:value="0.0171427783028305" calcext:value-type="percentage">
            <text:p>1.71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655483" calcext:value-type="float">
            <text:p>655483</text:p>
          </table:table-cell>
          <table:table-cell office:value-type="float" office:value="548821" calcext:value-type="float">
            <text:p>548821</text:p>
          </table:table-cell>
          <table:table-cell office:value-type="float" office:value="106662" calcext:value-type="float">
            <text:p>106662</text:p>
          </table:table-cell>
          <table:table-cell/>
          <table:table-cell office:value-type="float" office:value="121612" calcext:value-type="float">
            <text:p>121612</text:p>
          </table:table-cell>
          <table:table-cell office:value-type="float" office:value="98275" calcext:value-type="float">
            <text:p>98275</text:p>
          </table:table-cell>
          <table:table-cell office:value-type="float" office:value="23337" calcext:value-type="float">
            <text:p>23337</text:p>
          </table:table-cell>
          <table:table-cell/>
          <table:table-cell office:value-type="float" office:value="78772" calcext:value-type="float">
            <text:p>78772</text:p>
          </table:table-cell>
          <table:table-cell office:value-type="float" office:value="69241" calcext:value-type="float">
            <text:p>69241</text:p>
          </table:table-cell>
          <table:table-cell office:value-type="float" office:value="9531" calcext:value-type="float">
            <text:p>9531</text:p>
          </table:table-cell>
          <table:table-cell/>
          <table:table-cell table:formula="of:=[.M28]/([.E28]+[.I28]+[.M28])" office:value-type="percentage" office:value="0.0683078907761772" calcext:value-type="percentage">
            <text:p>6.83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821569" calcext:value-type="float">
            <text:p>821569</text:p>
          </table:table-cell>
          <table:table-cell office:value-type="float" office:value="689706" calcext:value-type="float">
            <text:p>689706</text:p>
          </table:table-cell>
          <table:table-cell office:value-type="float" office:value="131863" calcext:value-type="float">
            <text:p>131863</text:p>
          </table:table-cell>
          <table:table-cell/>
          <table:table-cell office:value-type="float" office:value="59870" calcext:value-type="float">
            <text:p>59870</text:p>
          </table:table-cell>
          <table:table-cell office:value-type="float" office:value="49299" calcext:value-type="float">
            <text:p>49299</text:p>
          </table:table-cell>
          <table:table-cell office:value-type="float" office:value="10571" calcext:value-type="float">
            <text:p>10571</text:p>
          </table:table-cell>
          <table:table-cell/>
          <table:table-cell office:value-type="float" office:value="23703" calcext:value-type="float">
            <text:p>23703</text:p>
          </table:table-cell>
          <table:table-cell office:value-type="float" office:value="21331" calcext:value-type="float">
            <text:p>21331</text:p>
          </table:table-cell>
          <table:table-cell office:value-type="float" office:value="2372" calcext:value-type="float">
            <text:p>2372</text:p>
          </table:table-cell>
          <table:table-cell/>
          <table:table-cell table:formula="of:=[.M29]/([.E29]+[.I29]+[.M29])" office:value-type="percentage" office:value="0.0163805367180918" calcext:value-type="percentage">
            <text:p>1.64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776096" calcext:value-type="float">
            <text:p>776096</text:p>
          </table:table-cell>
          <table:table-cell office:value-type="float" office:value="648816" calcext:value-type="float">
            <text:p>648816</text:p>
          </table:table-cell>
          <table:table-cell office:value-type="float" office:value="127280" calcext:value-type="float">
            <text:p>127280</text:p>
          </table:table-cell>
          <table:table-cell/>
          <table:table-cell office:value-type="float" office:value="90013" calcext:value-type="float">
            <text:p>90013</text:p>
          </table:table-cell>
          <table:table-cell office:value-type="float" office:value="75735" calcext:value-type="float">
            <text:p>75735</text:p>
          </table:table-cell>
          <table:table-cell office:value-type="float" office:value="14278" calcext:value-type="float">
            <text:p>14278</text:p>
          </table:table-cell>
          <table:table-cell/>
          <table:table-cell office:value-type="float" office:value="30750" calcext:value-type="float">
            <text:p>30750</text:p>
          </table:table-cell>
          <table:table-cell office:value-type="float" office:value="27701" calcext:value-type="float">
            <text:p>27701</text:p>
          </table:table-cell>
          <table:table-cell office:value-type="float" office:value="3049" calcext:value-type="float">
            <text:p>3049</text:p>
          </table:table-cell>
          <table:table-cell/>
          <table:table-cell table:formula="of:=[.M30]/([.E30]+[.I30]+[.M30])" office:value-type="percentage" office:value="0.0210847331042066" calcext:value-type="percentage">
            <text:p>2.11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825289" calcext:value-type="float">
            <text:p>825289</text:p>
          </table:table-cell>
          <table:table-cell office:value-type="float" office:value="692458" calcext:value-type="float">
            <text:p>692458</text:p>
          </table:table-cell>
          <table:table-cell office:value-type="float" office:value="132831" calcext:value-type="float">
            <text:p>132831</text:p>
          </table:table-cell>
          <table:table-cell/>
          <table:table-cell office:value-type="float" office:value="56000" calcext:value-type="float">
            <text:p>56000</text:p>
          </table:table-cell>
          <table:table-cell office:value-type="float" office:value="45843" calcext:value-type="float">
            <text:p>45843</text:p>
          </table:table-cell>
          <table:table-cell office:value-type="float" office:value="10157" calcext:value-type="float">
            <text:p>10157</text:p>
          </table:table-cell>
          <table:table-cell/>
          <table:table-cell office:value-type="float" office:value="22945" calcext:value-type="float">
            <text:p>22945</text:p>
          </table:table-cell>
          <table:table-cell office:value-type="float" office:value="20478" calcext:value-type="float">
            <text:p>20478</text:p>
          </table:table-cell>
          <table:table-cell office:value-type="float" office:value="2467" calcext:value-type="float">
            <text:p>2467</text:p>
          </table:table-cell>
          <table:table-cell/>
          <table:table-cell table:formula="of:=[.M31]/([.E31]+[.I31]+[.M31])" office:value-type="percentage" office:value="0.0169605719982125" calcext:value-type="percentage">
            <text:p>1.70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817391" calcext:value-type="float">
            <text:p>817391</text:p>
          </table:table-cell>
          <table:table-cell office:value-type="float" office:value="686488" calcext:value-type="float">
            <text:p>686488</text:p>
          </table:table-cell>
          <table:table-cell office:value-type="float" office:value="130903" calcext:value-type="float">
            <text:p>130903</text:p>
          </table:table-cell>
          <table:table-cell/>
          <table:table-cell office:value-type="float" office:value="62913" calcext:value-type="float">
            <text:p>62913</text:p>
          </table:table-cell>
          <table:table-cell office:value-type="float" office:value="51193" calcext:value-type="float">
            <text:p>51193</text:p>
          </table:table-cell>
          <table:table-cell office:value-type="float" office:value="11720" calcext:value-type="float">
            <text:p>11720</text:p>
          </table:table-cell>
          <table:table-cell/>
          <table:table-cell office:value-type="float" office:value="23704" calcext:value-type="float">
            <text:p>23704</text:p>
          </table:table-cell>
          <table:table-cell office:value-type="float" office:value="21098" calcext:value-type="float">
            <text:p>21098</text:p>
          </table:table-cell>
          <table:table-cell office:value-type="float" office:value="2606" calcext:value-type="float">
            <text:p>2606</text:p>
          </table:table-cell>
          <table:table-cell/>
          <table:table-cell table:formula="of:=[.M32]/([.E32]+[.I32]+[.M32])" office:value-type="percentage" office:value="0.017944074530569" calcext:value-type="percentage">
            <text:p>1.79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690610" calcext:value-type="float">
            <text:p>690610</text:p>
          </table:table-cell>
          <table:table-cell office:value-type="float" office:value="575064" calcext:value-type="float">
            <text:p>575064</text:p>
          </table:table-cell>
          <table:table-cell office:value-type="float" office:value="115546" calcext:value-type="float">
            <text:p>115546</text:p>
          </table:table-cell>
          <table:table-cell/>
          <table:table-cell office:value-type="float" office:value="91666" calcext:value-type="float">
            <text:p>91666</text:p>
          </table:table-cell>
          <table:table-cell office:value-type="float" office:value="76289" calcext:value-type="float">
            <text:p>76289</text:p>
          </table:table-cell>
          <table:table-cell office:value-type="float" office:value="15377" calcext:value-type="float">
            <text:p>15377</text:p>
          </table:table-cell>
          <table:table-cell/>
          <table:table-cell office:value-type="float" office:value="69926" calcext:value-type="float">
            <text:p>69926</text:p>
          </table:table-cell>
          <table:table-cell office:value-type="float" office:value="61811" calcext:value-type="float">
            <text:p>61811</text:p>
          </table:table-cell>
          <table:table-cell office:value-type="float" office:value="8115" calcext:value-type="float">
            <text:p>8115</text:p>
          </table:table-cell>
          <table:table-cell/>
          <table:table-cell table:formula="of:=[.M33]/([.E33]+[.I33]+[.M33])" office:value-type="percentage" office:value="0.0583653389720796" calcext:value-type="percentage">
            <text:p>5.84%</text:p>
          </table:table-cell>
        </table:table-row>
        <table:table-row table:style-name="ro1" table:number-rows-repeated="2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0384368204500686" calcext:value-type="percentage">
            <text:p>3.8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5T16:46:36.501302584</dc:date>
    <meta:editing-duration>PT1M22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